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9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3cm" fo:min-width="1.28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.831cm" svg:height="1.827cm" svg:x="3.269cm" svg:y="3.519cm">
          <draw:text-box>
            <text:p text:style-name="P1"><text:span text:style-name="T1">A</text:span></text:p>
            <text:p text:style-name="P1"><text:span text:style-name="T1"/></text:p>
            <text:p text:style-name="P1"><text:span text:style-name="T2">O <text:s text:c="4"/></text:span></text:p>
            <text:p text:style-name="P1"><text:span text:style-name="T2">Gott <text:s text:c="2"/>es</text:span></text:p>
          </draw:text-box>
        </draw:frame>
        <draw:frame draw:style-name="gr2" draw:text-style-name="P3" draw:layer="layout" svg:width="1.319cm" svg:height="1.039cm" svg:x="3.478cm" svg:y="1.138cm">
          <draw:text-box>
            <text:p text:style-name="P1"><text:span text:style-name="T2">O</text:span></text:p>
            <text:p text:style-name="P1"><text:span text:style-name="T2">Sohn</text:span></text:p>
          </draw:text-box>
        </draw:frame>
        <draw:line draw:style-name="gr3" draw:text-style-name="P1" draw:layer="layout" svg:x1="4.197cm" svg:y1="3.538cm" svg:x2="4.197cm" svg:y2="2.038cm">
          <text:p/>
        </draw:line>
        <draw:frame draw:style-name="gr4" draw:text-style-name="P4" draw:layer="layout" svg:width="2.798cm" svg:height="0.645cm" svg:x="2.783cm" svg:y="0.374cm">
          <draw:text-box>
            <text:p><text:span text:style-name="T3">Gottes Sohn</text:span></text:p>
          </draw:text-box>
        </draw:frame>
        <draw:line draw:style-name="gr3" draw:text-style-name="P1" draw:layer="layout" svg:x1="3.483cm" svg:y1="4.219cm" svg:x2="4.983cm" svg:y2="4.219cm">
          <text:p/>
        </draw:line>
        <draw:line draw:style-name="gr3" draw:text-style-name="P1" draw:layer="layout" svg:x1="4.284cm" svg:y1="5.006cm" svg:x2="4.283cm" svg:y2="4.219cm">
          <text:p/>
        </draw:line>
        <draw:line draw:style-name="gr3" draw:text-style-name="P1" draw:layer="layout" svg:x1="4.483cm" svg:y1="5.219cm" svg:x2="4.263cm" svg:y2="5.007cm">
          <text:p/>
        </draw:line>
        <draw:line draw:style-name="gr3" draw:text-style-name="P1" draw:layer="layout" svg:x1="4.988cm" svg:y1="4.207cm" svg:x2="5.083cm" svg:y2="4.093cm">
          <text:p/>
        </draw:line>
        <draw:line draw:style-name="gr3" draw:text-style-name="P1" draw:layer="layout" svg:x1="3.389cm" svg:y1="4.307cm" svg:x2="3.484cm" svg:y2="4.193cm">
          <text:p/>
        </draw:line>
        <draw:frame draw:style-name="gr5" draw:text-style-name="P2" draw:layer="layout" svg:width="3.884cm" svg:height="1.433cm" svg:x="10.214cm" svg:y="2.225cm">
          <draw:text-box>
            <text:p text:style-name="P1"><text:span text:style-name="T1">Translat <text:s text:c="4"/></text:span></text:p>
            <text:p text:style-name="P1"><text:span text:style-name="T2"/></text:p>
            <text:p text:style-name="P1"><text:span text:style-name="T2">translativ Transferend</text:span></text:p>
          </draw:text-box>
        </draw:frame>
        <draw:line draw:style-name="gr3" draw:text-style-name="P1" draw:layer="layout" svg:x1="11.13cm" svg:y1="2.734cm" svg:x2="12.63cm" svg:y2="2.734cm">
          <text:p/>
        </draw:line>
        <draw:line draw:style-name="gr3" draw:text-style-name="P1" draw:layer="layout" svg:x1="11.931cm" svg:y1="3.521cm" svg:x2="11.93cm" svg:y2="2.734cm">
          <text:p/>
        </draw:line>
        <draw:line draw:style-name="gr3" draw:text-style-name="P1" draw:layer="layout" svg:x1="11.93cm" svg:y1="3.522cm" svg:x2="11.71cm" svg:y2="3.734cm">
          <text:p/>
        </draw:line>
        <draw:line draw:style-name="gr3" draw:text-style-name="P1" draw:layer="layout" svg:x1="12.635cm" svg:y1="2.722cm" svg:x2="12.73cm" svg:y2="2.608cm">
          <text:p/>
        </draw:line>
        <draw:line draw:style-name="gr3" draw:text-style-name="P1" draw:layer="layout" svg:x1="11.036cm" svg:y1="2.822cm" svg:x2="11.131cm" svg:y2="2.708cm">
          <text:p/>
        </draw:line>
        <draw:frame draw:style-name="gr5" draw:text-style-name="P2" draw:layer="layout" svg:width="1.929cm" svg:height="1.827cm" svg:x="7.039cm" svg:y="3.463cm">
          <draw:text-box>
            <text:p text:style-name="P1"><text:span text:style-name="T1">A</text:span></text:p>
            <text:p text:style-name="P1"><text:span text:style-name="T1"/></text:p>
            <text:p text:style-name="P1"><text:span text:style-name="T2"><text:s text:c="8"/></text:span><text:span text:style-name="T2">O</text:span></text:p>
            <text:p text:style-name="P1"><text:span text:style-name="T2">von <text:s/>Gott</text:span></text:p>
          </draw:text-box>
        </draw:frame>
        <draw:frame draw:style-name="gr2" draw:text-style-name="P3" draw:layer="layout" svg:width="1.319cm" svg:height="1.039cm" svg:x="7.361cm" svg:y="1cm">
          <draw:text-box>
            <text:p text:style-name="P1"><text:span text:style-name="T2">O</text:span></text:p>
            <text:p text:style-name="P1"><text:span text:style-name="T2">Sohn</text:span></text:p>
          </draw:text-box>
        </draw:frame>
        <draw:line draw:style-name="gr3" draw:text-style-name="P1" draw:layer="layout" svg:x1="8.042cm" svg:y1="3.5cm" svg:x2="8.042cm" svg:y2="2cm">
          <text:p/>
        </draw:line>
        <draw:frame draw:style-name="gr4" draw:text-style-name="P4" draw:layer="layout" svg:width="2.798cm" svg:height="0.645cm" svg:x="6.628cm" svg:y="0.336cm">
          <draw:text-box>
            <text:p><text:span text:style-name="T3">Sohn von Gott</text:span></text:p>
          </draw:text-box>
        </draw:frame>
        <draw:line draw:style-name="gr3" draw:text-style-name="P1" draw:layer="layout" svg:x1="7.228cm" svg:y1="4.181cm" svg:x2="8.728cm" svg:y2="4.181cm">
          <text:p/>
        </draw:line>
        <draw:line draw:style-name="gr3" draw:text-style-name="P1" draw:layer="layout" svg:x1="8.029cm" svg:y1="4.968cm" svg:x2="8.028cm" svg:y2="4.181cm">
          <text:p/>
        </draw:line>
        <draw:line draw:style-name="gr3" draw:text-style-name="P1" draw:layer="layout" svg:x1="8.028cm" svg:y1="4.969cm" svg:x2="7.808cm" svg:y2="5.181cm">
          <text:p/>
        </draw:line>
        <draw:line draw:style-name="gr3" draw:text-style-name="P1" draw:layer="layout" svg:x1="8.733cm" svg:y1="4.169cm" svg:x2="8.828cm" svg:y2="4.055cm">
          <text:p/>
        </draw:line>
        <draw:line draw:style-name="gr3" draw:text-style-name="P1" draw:layer="layout" svg:x1="7.134cm" svg:y1="4.269cm" svg:x2="7.229cm" svg:y2="4.1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5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09T05:06:35</dc:date>
    <dc:creator>artur </dc:creator>
    <meta:editing-duration>PT05H18M31S</meta:editing-duration>
    <meta:editing-cycles>13</meta:editing-cycles>
    <meta:generator>OpenOffice.org/3.2$Linux OpenOffice.org_project/320m19$Build-9505</meta:generator>
    <meta:printed-by>artur </meta:printed-by>
    <meta:print-date>2011-02-09T01:16:18</meta:print-date>
    <meta:document-statistic meta:object-count="24"/>
  </office:meta>
</office:document-meta>
</file>